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19_11-57-00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19_17-49-16_000.jpg</text:p>
          </table:table-cell>
          <table:table-cell table:style-name="ce19" office:value-type="string">
            <text:p>:m RES 1*4 / free# JVEMV6 68#_70:1 / 68. theoretical-physics(tp) / w=~,topics=中心,other=q+:中心化群は閉じているか；中心化群に、単位元はあるか；逆元は存在するか;proof+:中心化群の部分群は、Gの部分群,s=~,i=~,doc=r-5-1~10#1.2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3]=&quot;&quot;;[.C3];CONCATENATE([.C3];&quot; / &quot;;[.E3]))" office:value-type="string" office:string-value=":m RES 1*4 / free# JVEMV6 68#_70:1 / 68. theoretical-physics(tp) / w=~,topics=中心,other=q+:中心化群は閉じているか；中心化群に、単位元はあるか；逆元は存在するか;proof+:中心化群の部分群は、Gの部分群,s=~,i=~,doc=r-5-1~10#1.2">
            <text:p>:m RES 1*4 / free# JVEMV6 68#_70:1 / 68. theoretical-physics(tp) / w=~,topics=中心,other=q+:中心化群は閉じているか；中心化群に、単位元はあるか；逆元は存在するか;proof+:中心化群の部分群は、Gの部分群,s=~,i=~,doc=r-5-1~10#1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19_17-49-38_000.jpg</text:p>
          </table:table-cell>
          <table:table-cell table:style-name="ce19" office:value-type="string">
            <text:p>:m RES 2*4 / free# JVEMV6 68#_70:1 / 68. theoretical-physics(tp) / w=~,topics=半年複利,other=~,s=~,i=~,doc=r-5-1~10#1.2</text:p>
          </table:table-cell>
          <table:table-cell table:style-name="ce19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8" table:formula="of:=IF([.E4]=&quot;&quot;;[.C4];CONCATENATE([.C4];&quot; / &quot;;[.E4]))" office:value-type="string" office:string-value=":m RES 2*4 / free# JVEMV6 68#_70:1 / 68. theoretical-physics(tp) / w=~,topics=半年複利,other=~,s=~,i=~,doc=r-5-1~10#1.2">
            <text:p>:m RES 2*4 / free# JVEMV6 68#_70:1 / 68. theoretical-physics(tp) / w=~,topics=半年複利,other=~,s=~,i=~,doc=r-5-1~10#1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19_17-50-00_000.jpg</text:p>
          </table:table-cell>
          <table:table-cell table:style-name="ce19" office:value-type="string">
            <text:p>:m RES 3*4 / free# JVEMV6 68#_70:1 / 68. theoretical-physics(tp) / w=~,topics=半年複利,other=q+:(1+1/(n+1))^(n+1)&gt;(1+1/n)^(n),s=~,i=~,doc=r-5-1~10#1.2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8" table:formula="of:=IF([.E5]=&quot;&quot;;[.C5];CONCATENATE([.C5];&quot; / &quot;;[.E5]))" office:value-type="string" office:string-value=":m RES 3*4 / free# JVEMV6 68#_70:1 / 68. theoretical-physics(tp) / w=~,topics=半年複利,other=q+:(1+1/(n+1))^(n+1)&gt;(1+1/n)^(n),s=~,i=~,doc=r-5-1~10#1.2">
            <text:p>:m RES 3*4 / free# JVEMV6 68#_70:1 / 68. theoretical-physics(tp) / w=~,topics=半年複利,other=q+:(1+1/(n+1))^(n+1)&gt;(1+1/n)^(n),s=~,i=~,doc=r-5-1~10#1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8-19_17-50-20_000.jpg</text:p>
          </table:table-cell>
          <table:table-cell table:style-name="ce19" office:value-type="string">
            <text:p>:m RES 4*4 / free# JVEMV6 68#_70:1 / 68. theoretical-physics(tp) / w=~,topics=半年複利,other=q+:(1+1/(n+1))^(n+1)&gt;(1+1/n)^(n),s=~,i=~,doc=r-5-1~10#1.2</text:p>
          </table:table-cell>
          <table:table-cell table:style-name="ce19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8" table:formula="of:=IF([.E6]=&quot;&quot;;[.C6];CONCATENATE([.C6];&quot; / &quot;;[.E6]))" office:value-type="string" office:string-value=":m RES 4*4 / free# JVEMV6 68#_70:1 / 68. theoretical-physics(tp) / w=~,topics=半年複利,other=q+:(1+1/(n+1))^(n+1)&gt;(1+1/n)^(n),s=~,i=~,doc=r-5-1~10#1.2">
            <text:p>:m RES 4*4 / free# JVEMV6 68#_70:1 / 68. theoretical-physics(tp) / w=~,topics=半年複利,other=q+:(1+1/(n+1))^(n+1)&gt;(1+1/n)^(n),s=~,i=~,doc=r-5-1~10#1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19_18-57-52_000.jpg</text:p>
          </table:table-cell>
          <table:table-cell table:style-name="ce19" office:value-type="string">
            <text:p>:m :篠笛,shinobue #*# / session-memo / s.1:todays-melody,genr=~,for=~,key=h-3,tempo=~,R=~,i.f.=~,notes=h:6-3-5-2-1-3,Re+,other=~ \\\ s.2:todays-melody,genr=~,for=~,key=h-3,tempo=~,R=~,i.f.=~,notes=h:2`.4-3`-1`-2`;6-1`-5-6-3,Re+,other=~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7]=&quot;&quot;;[.C7];CONCATENATE([.C7];&quot; / &quot;;[.E7]))" office:value-type="string" office:string-value=":m :篠笛,shinobue #*# / session-memo / s.1:todays-melody,genr=~,for=~,key=h-3,tempo=~,R=~,i.f.=~,notes=h:6-3-5-2-1-3,Re+,other=~ \\\ s.2:todays-melody,genr=~,for=~,key=h-3,tempo=~,R=~,i.f.=~,notes=h:2`.4-3`-1`-2`;6-1`-5-6-3,Re+,other=~">
            <text:p>:m :篠笛,shinobue #*# / session-memo / s.1:todays-melody,genr=~,for=~,key=h-3,tempo=~,R=~,i.f.=~,notes=h:6-3-5-2-1-3,Re+,other=~ \\\ s.2:todays-melody,genr=~,for=~,key=h-3,tempo=~,R=~,i.f.=~,notes=h:2`.4-3`-1`-2`;6-1`-5-6-3,Re+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20_01-12-27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8" table:formula="of:=IF([.E8]=&quot;&quot;;[.C8];CONCATENATE([.C8];&quot; / &quot;;[.E8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20_07-22-30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32.0 E-139-34-55.0</text:p>
          </table:table-cell>
          <table:table-cell table:style-name="ce38" table:formula="of:=IF([.E9]=&quot;&quot;;[.C9];CONCATENATE([.C9];&quot; / &quot;;[.E9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20_07-23-51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32.528686 E-139-34-55.147705</text:p>
          </table:table-cell>
          <table:table-cell table:style-name="ce38" table:formula="of:=IF([.E10]=&quot;&quot;;[.C10];CONCATENATE([.C10];&quot; / &quot;;[.E1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8-20_08-05-51_000.jpg</text:p>
          </table:table-cell>
          <table:table-cell table:style-name="ce17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0 E-139-34-49.0</text:p>
          </table:table-cell>
          <table:table-cell table:style-name="ce38" table:formula="of:=IF([.E11]=&quot;&quot;;[.C11];CONCATENATE([.C11];&quot; / &quot;;[.E11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8-20_08-06-04_000.jpg</text:p>
          </table:table-cell>
          <table:table-cell table:style-name="ce19" office:value-type="string">
            <text:p>:m #*# / math / topic=半年複利：極限, about=(1+1/(n+1))^(n+1)&gt;(1+1/n)^(n),other=計算途中 ||| :m #*# / math / topic=半年複利：極限, about=(1+1/(n+1))^(n+1)&gt;(1+1/n)^(n),other=計算途中</text:p>
          </table:table-cell>
          <table:table-cell table:style-name="ce19"/>
          <table:table-cell table:style-name="ce4"/>
          <table:table-cell table:style-name="ce4" office:value-type="string">
            <text:p>N-35-35-24.700927 E-139-34-55.422363</text:p>
          </table:table-cell>
          <table:table-cell table:style-name="ce38" table:formula="of:=IF([.E12]=&quot;&quot;;[.C12];CONCATENATE([.C12];&quot; / &quot;;[.E12]))" office:value-type="string" office:string-value=":m #*# / math / topic=半年複利：極限, about=(1+1/(n+1))^(n+1)&gt;(1+1/n)^(n),other=計算途中 ||| :m #*# / math / topic=半年複利：極限, about=(1+1/(n+1))^(n+1)&gt;(1+1/n)^(n),other=計算途中">
            <text:p>:m #*# / math / topic=半年複利：極限, about=(1+1/(n+1))^(n+1)&gt;(1+1/n)^(n),other=計算途中 ||| :m #*# / math / topic=半年複利：極限, about=(1+1/(n+1))^(n+1)&gt;(1+1/n)^(n),other=計算途中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RES 1*4 / free# JVEMV6 68#_70:1 / 68. theoretical-physics(tp) / w=~,topics=中心,other=q+:中心化群は閉じているか；中心化群に、単位元はあるか；逆元は存在するか;proof+:中心化群の部分群は、Gの部分群,s=~,i=~,doc=r-5-1~10#1.2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RES 2*4 / free# JVEMV6 68#_70:1 / 68. theoretical-physics(tp) / w=~,topics=半年複利,other=~,s=~,i=~,doc=r-5-1~10#1.2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RES 3*4 / free# JVEMV6 68#_70:1 / 68. theoretical-physics(tp) / w=~,topics=半年複利,other=q+:(1+1/(n+1))^(n+1)&gt;(1+1/n)^(n),s=~,i=~,doc=r-5-1~10#1.2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0">2021/08/20</text:date>, <text:time>08:34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20T08:34:01.01</dc:date>
    <dc:creator>iwabuchi ken</dc:creator>
    <meta:editing-duration>P35DT21H57M47S</meta:editing-duration>
    <meta:editing-cycles>13174</meta:editing-cycles>
    <meta:document-statistic meta:table-count="1" meta:cell-count="438" meta:object-count="0"/>
  </office:meta>
</office:document-meta>
</file>